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800000118659D2129.png"/>
  <manifest:file-entry manifest:media-type="image/png" manifest:full-path="Pictures/1000000000000118000001180AD5AC86.png"/>
  <manifest:file-entry manifest:media-type="image/png" manifest:full-path="Pictures/10000000000001180000011806EDDE74.png"/>
  <manifest:file-entry manifest:media-type="image/png" manifest:full-path="Pictures/1000000000000118000001181FEF92FB.png"/>
  <manifest:file-entry manifest:media-type="image/png" manifest:full-path="Pictures/100000000000011800000118F4CDD930.png"/>
  <manifest:file-entry manifest:media-type="image/png" manifest:full-path="Pictures/100000000000011800000118B89C241C.png"/>
  <manifest:file-entry manifest:media-type="image/png" manifest:full-path="Pictures/1000000000000118000001182FDB6893.png"/>
  <manifest:file-entry manifest:media-type="image/png" manifest:full-path="Pictures/100000000000011800000118D38EAA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38cm" svg:height="6.238cm" svg:x="2.382cm" svg:y="6.192cm">
          <draw:image xlink:href="Pictures/1000000000000118000001180AD5AC86.png" xlink:type="simple" xlink:show="embed" xlink:actuate="onLoad">
            <text:p/>
          </draw:image>
        </draw:frame>
        <draw:frame draw:style-name="gr1" draw:text-style-name="P1" draw:layer="layout" svg:width="6.238cm" svg:height="6.238cm" svg:x="2.382cm" svg:y="6.192cm">
          <draw:image xlink:href="Pictures/1000000000000118000001180AD5AC86.png" xlink:type="simple" xlink:show="embed" xlink:actuate="onLoad">
            <text:p/>
          </draw:image>
        </draw:frame>
        <draw:frame draw:style-name="gr1" draw:text-style-name="P1" draw:layer="layout" svg:width="6.238cm" svg:height="6.238cm" svg:x="7.65cm" svg:y="10.769cm">
          <draw:image xlink:href="Pictures/1000000000000118000001181FEF92FB.png" xlink:type="simple" xlink:show="embed" xlink:actuate="onLoad">
            <text:p/>
          </draw:image>
        </draw:frame>
        <draw:frame draw:style-name="gr1" draw:text-style-name="P1" draw:layer="layout" svg:width="6.238cm" svg:height="6.238cm" svg:x="4.922cm" svg:y="16.875cm">
          <draw:image xlink:href="Pictures/100000000000011800000118659D2129.png" xlink:type="simple" xlink:show="embed" xlink:actuate="onLoad">
            <text:p/>
          </draw:image>
        </draw:frame>
        <draw:frame draw:style-name="gr1" draw:text-style-name="P1" draw:layer="layout" svg:width="6.238cm" svg:height="6.238cm" svg:x="9.89cm" svg:y="2.382cm">
          <draw:image xlink:href="Pictures/100000000000011800000118B89C241C.png" xlink:type="simple" xlink:show="embed" xlink:actuate="onLoad">
            <text:p/>
          </draw:image>
        </draw:frame>
        <draw:frame draw:style-name="gr1" draw:text-style-name="P1" draw:layer="layout" svg:width="6.238cm" svg:height="6.238cm" svg:x="16.24cm" svg:y="18.257cm">
          <draw:image xlink:href="Pictures/100000000000011800000118F4CDD930.png" xlink:type="simple" xlink:show="embed" xlink:actuate="onLoad">
            <text:p/>
          </draw:image>
        </draw:frame>
        <draw:frame draw:style-name="gr1" draw:text-style-name="P1" draw:layer="layout" svg:width="6.238cm" svg:height="6.238cm" svg:x="17.51cm" svg:y="8.732cm">
          <draw:image xlink:href="Pictures/10000000000001180000011806EDDE74.png" xlink:type="simple" xlink:show="embed" xlink:actuate="onLoad">
            <text:p/>
          </draw:image>
        </draw:frame>
        <draw:frame draw:style-name="gr1" draw:text-style-name="P1" draw:layer="layout" svg:width="6.238cm" svg:height="6.238cm" svg:x="-2.175cm" svg:y="11.907cm">
          <draw:image xlink:href="Pictures/100000000000011800000118D38EAABB.png" xlink:type="simple" xlink:show="embed" xlink:actuate="onLoad">
            <text:p/>
          </draw:image>
        </draw:frame>
        <draw:frame draw:style-name="gr1" draw:text-style-name="P1" draw:layer="layout" svg:width="6.238cm" svg:height="6.238cm" svg:x="-4.08cm" svg:y="1.747cm">
          <draw:image xlink:href="Pictures/1000000000000118000001182FDB689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s Gomez</meta:initial-creator>
    <meta:creation-date>2015-04-10T11:27:16</meta:creation-date>
    <dc:date>2015-04-10T11:47:44</dc:date>
    <dc:creator>Andres Gomez</dc:creator>
    <meta:editing-duration>PT5M15S</meta:editing-duration>
    <meta:editing-cycles>1</meta:editing-cycles>
    <meta:document-statistic meta:object-count="9"/>
    <meta:generator>OpenOffice.org/3.3$Unix OpenOffice.org_project/330m20$Build-9567</meta:generator>
  </office:meta>
</office:document-meta>
</file>